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1A85179F4C1A8B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00100000780000004381A85179F4C1A8B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04:06:52.408639673</meta:creation-date>
    <dc:date>2023-10-30T04:07:34.415671912</dc:date>
    <meta:editing-duration>PT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